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D00000136DAE63DE517C83288.png" manifest:media-type="image/png"/>
  <manifest:file-entry manifest:full-path="Pictures/10000201000003FE00000216F42D608EF12A8244.png" manifest:media-type="image/png"/>
  <manifest:file-entry manifest:full-path="Pictures/10000201000004390000020C6CB13B90C3D1E5DF.png" manifest:media-type="image/png"/>
  <manifest:file-entry manifest:full-path="Pictures/100002010000040F0000020F73FBE4F0FE3E17B3.png" manifest:media-type="image/png"/>
  <manifest:file-entry manifest:full-path="Pictures/10000201000004800000020AD8A3FE27C36F4BA2.png" manifest:media-type="image/png"/>
  <manifest:file-entry manifest:full-path="Pictures/100002010000041B00000197625AF18E9FE07BB3.png" manifest:media-type="image/png"/>
  <manifest:file-entry manifest:full-path="Pictures/10000201000004100000022EFDB72D9258C7A21F.png" manifest:media-type="image/png"/>
  <manifest:file-entry manifest:full-path="Pictures/1000020100000448000002126D4313AF86F29FB4.png" manifest:media-type="image/png"/>
  <manifest:file-entry manifest:full-path="Pictures/10000201000004410000021C02297C1EAD42C355.png" manifest:media-type="image/png"/>
  <manifest:file-entry manifest:full-path="Pictures/10000201000004170000023244397F34C919F5C0.png" manifest:media-type="image/png"/>
  <manifest:file-entry manifest:full-path="Pictures/100002010000042B0000022EF85BF6C54BAFA3A0.png" manifest:media-type="image/png"/>
  <manifest:file-entry manifest:full-path="Pictures/100002010000041100000221DD3DCEF71BC5A0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583cm" draw:z-index="0"><draw:image xlink:href="Pictures/100002010000041B00000197625AF18E9FE07BB3.png" xlink:type="simple" xlink:show="embed" xlink:actuate="onLoad" loext:mime-type="image/png"/></draw:frame><draw:frame draw:style-name="fr2" draw:name="Image2" text:anchor-type="paragraph" svg:x="0cm" svg:y="6.581cm" svg:width="17cm" svg:height="8.43cm" draw:z-index="1"><draw:image xlink:href="Pictures/10000201000004410000021C02297C1EAD42C35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width="17cm" svg:height="7.703cm" draw:z-index="2"><draw:image xlink:href="Pictures/10000201000004800000020AD8A3FE27C36F4BA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width="17cm" svg:height="9.121cm" draw:z-index="3"><draw:image xlink:href="Pictures/10000201000004100000022EFDB72D9258C7A21F.png" xlink:type="simple" xlink:show="embed" xlink:actuate="onLoad" loext:mime-type="image/png"/></draw:frame><text:soft-page-break/></text:p>
      <text:p text:style-name="Standard"><draw:frame draw:style-name="fr1" draw:name="Image5" text:anchor-type="paragraph" svg:width="17cm" svg:height="9.125cm" draw:z-index="4"><draw:image xlink:href="Pictures/10000201000004170000023244397F34C919F5C0.png" xlink:type="simple" xlink:show="embed" xlink:actuate="onLoad" loext:mime-type="image/png"/></draw:frame></text:p>
      <text:p text:style-name="Standard"><draw:frame draw:style-name="fr3" draw:name="Image6" text:anchor-type="paragraph" svg:width="17cm" svg:height="8.899cm" draw:z-index="5"><draw:image xlink:href="Pictures/100002010000041100000221DD3DCEF71BC5A0C8.png" xlink:type="simple" xlink:show="embed" xlink:actuate="onLoad" loext:mime-type="image/png"/></draw:frame><text:soft-page-break/></text:p>
      <text:p text:style-name="Standard"><draw:frame draw:style-name="fr1" draw:name="Image9" text:anchor-type="paragraph" svg:width="17cm" svg:height="8.22cm" draw:z-index="7"><draw:image xlink:href="Pictures/1000020100000448000002126D4313AF86F29FB4.png" xlink:type="simple" xlink:show="embed" xlink:actuate="onLoad" loext:mime-type="image/png"/></draw:frame><draw:frame draw:style-name="fr2" draw:name="Image8" text:anchor-type="paragraph" svg:x="0cm" svg:y="8.218cm" svg:width="17cm" svg:height="8.622cm" draw:z-index="6"><draw:image xlink:href="Pictures/100002010000040F0000020F73FBE4F0FE3E17B3.png" xlink:type="simple" xlink:show="embed" xlink:actuate="onLoad" loext:mime-type="image/png"/></draw:frame></text:p>
      <text:p text:style-name="Standard"><draw:frame draw:style-name="fr1" draw:name="Image7" text:anchor-type="paragraph" svg:width="17cm" svg:height="8.239cm" draw:z-index="8"><draw:image xlink:href="Pictures/10000201000004390000020C6CB13B90C3D1E5DF.png" xlink:type="simple" xlink:show="embed" xlink:actuate="onLoad" loext:mime-type="image/png"/></draw:frame><text:soft-page-break/></text:p>
      <text:p text:style-name="Standard"><draw:frame draw:style-name="fr1" draw:name="Image10" text:anchor-type="paragraph" svg:width="17cm" svg:height="8.881cm" draw:z-index="9"><draw:image xlink:href="Pictures/10000201000003FE00000216F42D608EF12A8244.png" xlink:type="simple" xlink:show="embed" xlink:actuate="onLoad" loext:mime-type="image/png"/></draw:frame></text:p>
      <text:p text:style-name="Standard"><draw:frame draw:style-name="fr1" draw:name="Image11" text:anchor-type="paragraph" svg:width="17cm" svg:height="8.89cm" draw:z-index="10"><draw:image xlink:href="Pictures/100002010000042B0000022EF85BF6C54BAFA3A0.png" xlink:type="simple" xlink:show="embed" xlink:actuate="onLoad" loext:mime-type="image/png"/></draw:frame><text:soft-page-break/></text:p>
      <text:p text:style-name="Standard"><draw:frame draw:style-name="fr1" draw:name="Image12" text:anchor-type="paragraph" svg:width="17cm" svg:height="5.082cm" draw:z-index="11"><draw:image xlink:href="Pictures/100002010000040D00000136DAE63DE517C832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8:51:25.197455058</meta:creation-date>
    <dc:date>2020-04-15T18:57:36.733392814</dc:date>
    <meta:editing-duration>PT6M12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